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1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style:font-name="Simsun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/><text:s text:c="2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1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0-14T10:27:30.951400081</dc:date>
    <meta:editing-duration>PT44M5S</meta:editing-duration>
    <meta:editing-cycles>3</meta:editing-cycles>
    <meta:generator>LibreOffice/4.4.5.2$Linux_X86_64 LibreOffice_project/40$Build-2</meta:generator>
    <meta:document-statistic meta:object-count="53"/>
  </office:meta>
</office:document-meta>
</file>